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59mm"/>
    </style:style>
    <style:style style:name="co2" style:family="table-column">
      <style:table-column-properties fo:break-before="auto" style:column-width="36.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24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ertia Exp Leng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heel mass</text:p>
          </table:table-cell>
          <table:table-cell office:value-type="string" calcext:value-type="string">
            <text:p>103.5g (Left)</text:p>
          </table:table-cell>
          <table:table-cell office:value-type="string" calcext:value-type="string">
            <text:p>103.3 (righ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 mass</text:p>
          </table:table-cell>
          <table:table-cell office:value-type="string" calcext:value-type="string">
            <text:p>1094.5 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zz</text:p>
          </table:table-cell>
          <table:table-cell office:value-type="string" calcext:value-type="string">
            <text:p>L=70.5 in</text:p>
          </table:table-cell>
          <table:table-cell office:value-type="string" calcext:value-type="string">
            <text:p>D=145 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zz</text:p>
          </table:table-cell>
          <table:table-cell office:value-type="string" calcext:value-type="string">
            <text:p>L=70 in</text:p>
          </table:table-cell>
          <table:table-cell office:value-type="string" calcext:value-type="string">
            <text:p>D= 69.75 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yy</text:p>
          </table:table-cell>
          <table:table-cell office:value-type="string" calcext:value-type="string">
            <text:p>L=70.75 in</text:p>
          </table:table-cell>
          <table:table-cell office:value-type="string" calcext:value-type="string">
            <text:p>D=125.15 m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n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or Coil Resistance</text:p>
          </table:table-cell>
          <table:table-cell office:value-type="float" office:value="4.5" calcext:value-type="float">
            <text:p>4.5</text:p>
          </table:table-cell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 Load Speed</text:p>
          </table:table-cell>
          <table:table-cell office:value-type="float" office:value="44.5649" calcext:value-type="float">
            <text:p>44.5649</text:p>
          </table:table-cell>
          <table:table-cell office:value-type="float" office:value="41.4888" calcext:value-type="float">
            <text:p>41.4888</text:p>
          </table:table-cell>
          <table:table-cell office:value-type="string" calcext:value-type="string">
            <text:p>rad/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tor Constant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34" calcext:value-type="float">
            <text:p>0.0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ll Torque</text:p>
          </table:table-cell>
          <table:table-cell table:number-columns-repeated="2" office:value-type="float" office:value="1.8462" calcext:value-type="float">
            <text:p>1.8462</text:p>
          </table:table-cell>
          <table:table-cell office:value-type="string" calcext:value-type="string">
            <text:p>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iction Coefficient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7" calcext:value-type="float">
            <text:p>0.0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ertia of the motor armature, shaft and gearbox</text:p>
          </table:table-cell>
          <table:table-cell office:value-type="float" office:value="0.000037279" calcext:value-type="float">
            <text:p>3.7279E-05</text:p>
          </table:table-cell>
          <table:table-cell office:value-type="float" office:value="0.000049404" calcext:value-type="float">
            <text:p>4.9404E-05</text:p>
          </table:table-cell>
          <table:table-cell office:value-type="string" calcext:value-type="string">
            <text:p>kg`m^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00-00-00</text:date>, <text:time style:data-style-name="N2" text:time-value="15:35:45.2068582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1T15:37:10.858953195</dc:date>
    <meta:editing-duration>PT2M51S</meta:editing-duration>
    <meta:editing-cycles>2</meta:editing-cycles>
    <meta:generator>LibreOffice/6.0.7.3$Linux_X86_64 LibreOffice_project/00m0$Build-3</meta:generator>
    <meta:document-statistic meta:table-count="1" meta:cell-count="38" meta:object-count="0"/>
  </office:meta>
</office:document-meta>
</file>